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686cm" fo:min-width="5.842cm" draw:shadow-opacity="10%"/>
    </style:style>
    <style:style style:name="gr2" style:family="graphic" style:parent-style-name="standard">
      <style:graphic-properties draw:fill="solid" draw:fill-color="#99ccff" draw:opacity="10%" draw:textarea-horizontal-align="justify" draw:textarea-vertical-align="middle" draw:auto-grow-height="false" fo:min-height="6.686cm" fo:min-width="5.842cm" draw:shadow-opacity="10%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1.044cm" fo:min-width="2.548cm"/>
    </style:style>
    <style:style style:name="gr4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1.02cm" fo:min-width="2.548cm"/>
    </style:style>
    <style:style style:name="gr5" style:family="graphic" style:parent-style-name="standard">
      <style:graphic-properties draw:stroke="solid" draw:stroke-dash="Fine_20_Dashed" svg:stroke-color="#3465a4" draw:fill="solid" draw:fill-color="#99ccff" draw:textarea-horizontal-align="justify" draw:textarea-vertical-align="middle" draw:auto-grow-height="false" fo:min-height="0.483cm" fo:min-width="0.2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483cm" fo:min-width="0.22cm"/>
    </style:style>
    <style:style style:name="gr7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="none" draw:fill-color="#ff950e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color="#000000" draw:marker-start="Symmetric_20_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3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12.454cm"/>
    </style:style>
    <style:style style:name="gr13" style:family="graphic" style:parent-style-name="standard">
      <style:graphic-properties draw:fill="solid" draw:fill-color="#ffff00" draw:textarea-vertical-align="middle" draw:auto-grow-height="false" fo:min-height="0cm" fo:min-width="0.834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418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950e" draw:opacity="10%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99ccff" draw:opacity="10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="none" draw:fill-color="#ff950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6e6e6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2cm" svg:height="6.936cm" svg:x="10.313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342cm" svg:height="6.936cm" svg:x="2.887cm" svg:y="2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048cm" svg:height="1.294cm" svg:x="4.541cm" svg:y="8.2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048cm" svg:height="1.27cm" svg:x="11.987cm" svg:y="10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1.016cm" svg:height="1.035cm" svg:x="5.546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1.016cm" svg:height="1.035cm" svg:x="5.546cm" svg:y="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1.016cm" svg:height="1.035cm" svg:x="5.54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1.016cm" svg:height="1.016cm" svg:x="12.992cm" svg:y="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1.016cm" svg:height="1.016cm" svg:x="12.992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1.016cm" svg:height="1.016cm" svg:x="12.992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s" svg:x1="13.5cm" svg:y1="10.023cm" svg:x2="13.511cm" svg:y2="10.572cm" draw:start-shape="id1" draw:start-glue-point="8" draw:end-shape="id2" draw:end-glue-point="0" svg:d="M13500 10023v501l11-453v501" svg:viewBox="0 0 12 550">
          <text:p/>
        </draw:connector>
        <draw:connector draw:style-name="gr9" draw:text-style-name="P6" draw:layer="layout" draw:type="lines" svg:x1="13.5cm" svg:y1="8.523cm" svg:x2="13.5cm" svg:y2="9.007cm" draw:start-shape="id3" draw:start-glue-point="8" draw:end-shape="id1" draw:end-glue-point="4" svg:d="M13500 8523v501-518 501" svg:viewBox="0 0 1 519">
          <text:p/>
        </draw:connector>
        <draw:connector draw:style-name="gr9" draw:text-style-name="P6" draw:layer="layout" draw:type="lines" svg:x1="13.5cm" svg:y1="7.023cm" svg:x2="13.5cm" svg:y2="7.507cm" draw:start-shape="id4" draw:start-glue-point="8" draw:end-shape="id3" draw:end-glue-point="4" svg:d="M13500 7023v501-518 501" svg:viewBox="0 0 1 519">
          <text:p/>
        </draw:connector>
        <draw:connector draw:style-name="gr9" draw:text-style-name="P6" draw:layer="layout" draw:type="line" svg:x1="6.054cm" svg:y1="4.654cm" svg:x2="6.054cm" svg:y2="5.147cm" draw:start-shape="id5" draw:start-glue-point="8" draw:end-shape="id6" draw:end-glue-point="4" svg:d="M6054 4654v493" svg:viewBox="0 0 1 494">
          <text:p/>
        </draw:connector>
        <draw:connector draw:style-name="gr9" draw:text-style-name="P6" draw:layer="layout" draw:type="line" svg:x1="6.054cm" svg:y1="6.182cm" svg:x2="6.054cm" svg:y2="6.675cm" draw:start-shape="id6" draw:start-glue-point="8" draw:end-shape="id7" draw:end-glue-point="4" svg:d="M6054 6182v493" svg:viewBox="0 0 1 494">
          <text:p/>
        </draw:connector>
        <draw:connector draw:style-name="gr9" draw:text-style-name="P6" draw:layer="layout" draw:type="line" svg:x1="6.054cm" svg:y1="7.71cm" svg:x2="6.065cm" svg:y2="8.246cm" draw:start-shape="id7" draw:start-glue-point="8" draw:end-shape="id8" draw:end-glue-point="0" svg:d="M6054 7710l11 536" svg:viewBox="0 0 12 537">
          <text:p/>
        </draw:connector>
        <draw:frame draw:style-name="gr10" draw:text-style-name="P8" draw:layer="layout" svg:width="2.881cm" svg:height="0.657cm" svg:x="4.629cm" svg:y="8.563cm">
          <draw:text-box>
            <text:p text:style-name="P7">main scheduler</text:p>
          </draw:text-box>
        </draw:frame>
        <draw:frame draw:style-name="gr11" draw:text-style-name="P8" draw:layer="layout" svg:width="2.026cm" svg:height="1.039cm" svg:x="12.498cm" svg:y="10.707cm">
          <draw:text-box>
            <text:p text:style-name="P7">alternate</text:p>
            <text:p text:style-name="P7">scheduler</text:p>
          </draw:text-box>
        </draw:frame>
        <draw:custom-shape draw:style-name="gr12" draw:text-style-name="P10" draw:layer="layout" svg:width="12.954cm" svg:height="1.27cm" svg:x="3.54cm" svg:y="13.13cm">
          <text:p text:style-name="P9"><text:span text:style-name="T1">C</text:span><text:span text:style-name="T1">P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32cm" svg:height="0.508cm" draw:transform="rotate (1.5707963267949) translate (9.79cm 16.75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text-style-name="P13" draw:layer="layout" svg:width="2.627cm" svg:height="0.725cm" svg:x="10.529cm" svg:y="16.19cm">
          <draw:text-box>
            <text:p text:style-name="P12">IRQ events</text:p>
          </draw:text-box>
        </draw:frame>
        <draw:frame draw:style-name="gr11" draw:text-style-name="P13" draw:layer="layout" svg:width="2.373cm" svg:height="0.725cm" svg:x="10.303cm" svg:y="5.229cm">
          <draw:text-box>
            <text:p text:style-name="P12">oob stage</text:p>
          </draw:text-box>
        </draw:frame>
        <draw:frame draw:style-name="gr11" draw:text-style-name="P13" draw:layer="layout" svg:width="3.08cm" svg:height="0.725cm" svg:x="2.866cm" svg:y="2.953cm">
          <draw:text-box>
            <text:p text:style-name="P12">in-band stage</text:p>
          </draw:text-box>
        </draw:frame>
        <draw:custom-shape draw:style-name="gr14" draw:text-style-name="P11" draw:layer="layout" svg:width="0.508cm" svg:height="0.762cm" svg:x="13.253cm" svg:y="12.24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5" draw:text-style-name="P14" draw:layer="layout" draw:type="curve" svg:x1="13.5cm" svg:y1="6.007cm" svg:x2="6.058cm" svg:y2="2.954cm" draw:start-shape="id4" draw:start-glue-point="4" draw:end-shape="id9" draw:end-glue-point="0" svg:d="M13500 6007c0-5331-7442-3804-7442-3053" svg:viewBox="0 0 7443 3846">
          <text:p/>
        </draw:connector>
        <draw:frame draw:style-name="gr11" draw:text-style-name="P15" draw:layer="layout" svg:width="3.41cm" svg:height="1.199cm" svg:x="12.638cm" svg:y="2.397cm">
          <draw:text-box>
            <text:p text:style-name="P9">in-band context</text:p>
            <text:p text:style-name="P9">placeholder</text:p>
          </draw:text-box>
        </draw:frame>
        <draw:custom-shape draw:style-name="gr14" draw:text-style-name="P11" draw:layer="layout" svg:width="0.508cm" svg:height="0.762cm" draw:transform="rotate (-1.5707963267949) translate (10.127cm 6.18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24T12:53:54.875521960</meta:creation-date>
    <meta:generator>LibreOffice/6.1.5.2$Linux_X86_64 LibreOffice_project/10$Build-2</meta:generator>
    <dc:date>2019-03-24T16:14:25.112134055</dc:date>
    <dc:creator>Philippe GERUM</dc:creator>
    <meta:editing-duration>PT3H20M16S</meta:editing-duration>
    <meta:editing-cycles>36</meta:editing-cycles>
    <meta:document-statistic meta:object-count="27"/>
  </office:meta>
</office:document-meta>
</file>